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9"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3"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 style:family="paragraph" style:parent-style-name="Standard">
      <style:text-properties style:font-name="Liberation Serif1" officeooo:paragraph-rsid="0014a207"/>
    </style:style>
    <style:style style:name="P15"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7"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9"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20"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7a4bda" officeooo:paragraph-rsid="007a4bda"/>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5"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6"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e6b6d"/>
    </style:style>
    <style:style style:name="P27"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ea0b3"/>
    </style:style>
    <style:style style:name="P28"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9"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30"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9"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50"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51"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52"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3"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4"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5"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6"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7"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58"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9"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7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7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7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5"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6"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7"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8"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9"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80"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81"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2"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3"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9"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10"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1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12"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3"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4"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5"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9"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20"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21"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22"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9"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2"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3"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9"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40"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41"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42"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3"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4"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5"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46"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7"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8"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9"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7e6b6d"/>
    </style:style>
    <style:style style:name="P150"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51"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2"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53"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4"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5"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7e6b6d" officeooo:paragraph-rsid="007e6b6d"/>
    </style:style>
    <style:style style:name="P156"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7"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8"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9"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60"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61"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2"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63"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64"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65"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6"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88f43"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94"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5"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6"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7"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8" style:family="text">
      <style:text-properties style:font-name="Liberation Serif1" fo:font-style="normal" style:text-underline-style="none" fo:font-weight="normal" officeooo:rsid="007ea0b3" style:font-size-asian="12pt" style:font-style-asian="normal" style:font-weight-asian="normal" style:font-name-complex="Lohit Devanagari1" style:font-style-complex="normal" style:font-weight-complex="normal"/>
    </style:style>
    <style:style style:name="T99" style:family="text">
      <style:text-properties style:font-name="Liberation Serif1" fo:font-style="normal" style:text-underline-style="none" officeooo:rsid="006c598d" style:font-style-asian="normal" style:font-style-complex="normal"/>
    </style:style>
    <style:style style:name="T100" style:family="text">
      <style:text-properties style:font-name="Liberation Serif1" fo:font-style="normal" style:text-underline-style="none" officeooo:rsid="006e3e76" style:font-style-asian="normal" style:font-style-complex="normal"/>
    </style:style>
    <style:style style:name="T101" style:family="text">
      <style:text-properties style:font-name="Liberation Serif1" fo:font-style="normal" style:text-underline-style="none" officeooo:rsid="0076e27a" style:font-style-asian="normal" style:font-style-complex="normal"/>
    </style:style>
    <style:style style:name="T102"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103"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4"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5"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06"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07"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08"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9"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0"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11"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12"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13"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14"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5" style:family="text">
      <style:text-properties style:font-name="Liberation Serif1" fo:letter-spacing="-0.0016in" style:text-underline-style="none" fo:font-weight="normal" officeooo:rsid="007e6b6d" fo:background-color="#ffffff" loext:char-shading-value="0" style:font-weight-asian="normal" style:font-weight-complex="normal"/>
    </style:style>
    <style:style style:name="T116" style:family="text">
      <style:text-properties style:font-name="Liberation Serif1" fo:font-style="italic" style:text-underline-style="none" officeooo:rsid="006c598d" style:font-style-asian="italic" style:font-style-complex="italic"/>
    </style:style>
    <style:style style:name="T117"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18"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19"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20"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21"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22"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23"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24"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25" style:family="text">
      <style:text-properties officeooo:rsid="002b720a"/>
    </style:style>
    <style:style style:name="T126" style:family="text">
      <style:text-properties officeooo:rsid="002ca0b2"/>
    </style:style>
    <style:style style:name="T127" style:family="text">
      <style:text-properties officeooo:rsid="0032bb0a"/>
    </style:style>
    <style:style style:name="T128" style:family="text">
      <style:text-properties fo:background-color="#ffffff" loext:char-shading-value="0"/>
    </style:style>
    <style:style style:name="T129" style:family="text">
      <style:text-properties officeooo:rsid="000ed96c" fo:background-color="#ffffff" loext:char-shading-value="0"/>
    </style:style>
    <style:style style:name="T130" style:family="text">
      <style:text-properties officeooo:rsid="000fb675" fo:background-color="#ffffff" loext:char-shading-value="0"/>
    </style:style>
    <style:style style:name="T131" style:family="text">
      <style:text-properties officeooo:rsid="0034a4de"/>
    </style:style>
    <style:style style:name="T132" style:family="text">
      <style:text-properties fo:font-variant="normal" fo:text-transform="none" fo:color="#000000" fo:font-size="12pt" fo:letter-spacing="normal" fo:font-style="normal" fo:font-weight="normal"/>
    </style:style>
    <style:style style:name="T133" style:family="text">
      <style:text-properties fo:font-variant="normal" fo:text-transform="none" fo:color="#000000" fo:font-size="12pt" fo:letter-spacing="normal" fo:font-style="normal" fo:font-weight="normal" officeooo:rsid="0035272b"/>
    </style:style>
    <style:style style:name="T134" style:family="text">
      <style:text-properties fo:font-variant="normal" fo:text-transform="none" fo:color="#000000" fo:font-size="12pt" fo:letter-spacing="normal" fo:font-style="normal" fo:font-weight="normal" officeooo:rsid="00662c46"/>
    </style:style>
    <style:style style:name="T135" style:family="text">
      <style:text-properties fo:font-variant="normal" fo:text-transform="none" fo:color="#000000" fo:font-size="12pt" fo:letter-spacing="normal" fo:font-style="italic" fo:font-weight="normal" officeooo:rsid="0035272b" style:font-style-asian="italic" style:font-style-complex="italic"/>
    </style:style>
    <style:style style:name="T136" style:family="text">
      <style:text-properties officeooo:rsid="0035272b"/>
    </style:style>
    <style:style style:name="T137" style:family="text">
      <style:text-properties fo:letter-spacing="-0.0016in"/>
    </style:style>
    <style:style style:name="T138" style:family="text">
      <style:text-properties officeooo:rsid="003944e6"/>
    </style:style>
    <style:style style:name="T139" style:family="text">
      <style:text-properties officeooo:rsid="003a3e9e"/>
    </style:style>
    <style:style style:name="T140" style:family="text">
      <style:text-properties officeooo:rsid="003fb787"/>
    </style:style>
    <style:style style:name="T141" style:family="text">
      <style:text-properties officeooo:rsid="0040db21"/>
    </style:style>
    <style:style style:name="T142" style:family="text">
      <style:text-properties officeooo:rsid="0042666c"/>
    </style:style>
    <style:style style:name="T143" style:family="text">
      <style:text-properties officeooo:rsid="00443af3"/>
    </style:style>
    <style:style style:name="T144" style:family="text">
      <style:text-properties officeooo:rsid="00455ff4"/>
    </style:style>
    <style:style style:name="T145" style:family="text">
      <style:text-properties officeooo:rsid="001bccc6"/>
    </style:style>
    <style:style style:name="T146" style:family="text">
      <style:text-properties officeooo:rsid="00471cd6"/>
    </style:style>
    <style:style style:name="T147" style:family="text">
      <style:text-properties officeooo:rsid="0047cad6"/>
    </style:style>
    <style:style style:name="T148" style:family="text">
      <style:text-properties officeooo:rsid="00481d1e"/>
    </style:style>
    <style:style style:name="T149" style:family="text">
      <style:text-properties officeooo:rsid="004a6bc5"/>
    </style:style>
    <style:style style:name="T150" style:family="text">
      <style:text-properties officeooo:rsid="004bd58f"/>
    </style:style>
    <style:style style:name="T151" style:family="text">
      <style:text-properties officeooo:rsid="005910bb"/>
    </style:style>
    <style:style style:name="T152" style:family="text">
      <style:text-properties style:text-underline-style="solid" style:text-underline-width="auto" style:text-underline-color="font-color" fo:font-weight="bold" style:font-weight-asian="bold" style:font-weight-complex="bold"/>
    </style:style>
    <style:style style:name="T153" style:family="text">
      <style:text-properties style:text-underline-style="solid" style:text-underline-width="auto" style:text-underline-color="font-color" fo:font-weight="bold" officeooo:rsid="002fb431" style:font-weight-asian="bold" style:font-weight-complex="bold"/>
    </style:style>
    <style:style style:name="T154" style:family="text">
      <style:text-properties style:text-underline-style="solid" style:text-underline-width="auto" style:text-underline-color="font-color" fo:font-weight="bold" officeooo:rsid="0068a143" style:font-weight-asian="bold" style:font-weight-complex="bold"/>
    </style:style>
    <style:style style:name="T155" style:family="text">
      <style:text-properties officeooo:rsid="005b1584"/>
    </style:style>
    <style:style style:name="T156" style:family="text">
      <style:text-properties officeooo:rsid="005c0195"/>
    </style:style>
    <style:style style:name="T157" style:family="text">
      <style:text-properties officeooo:rsid="005d05c1"/>
    </style:style>
    <style:style style:name="T158"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59" style:family="text">
      <style:text-properties style:text-line-through-style="none" style:text-line-through-type="none"/>
    </style:style>
    <style:style style:name="T160" style:family="text">
      <style:text-properties style:text-line-through-style="none" style:text-line-through-type="none" officeooo:rsid="00471cd6"/>
    </style:style>
    <style:style style:name="T161"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62" style:family="text">
      <style:text-properties officeooo:rsid="005f804f"/>
    </style:style>
    <style:style style:name="T163" style:family="text">
      <style:text-properties officeooo:rsid="0060f6b0"/>
    </style:style>
    <style:style style:name="T164" style:family="text">
      <style:text-properties officeooo:rsid="0062cc00"/>
    </style:style>
    <style:style style:name="T165" style:family="text">
      <style:text-properties officeooo:rsid="00662c46"/>
    </style:style>
    <style:style style:name="T166" style:family="text">
      <style:text-properties style:font-name="Liberation Serif" fo:font-weight="bold" fo:background-color="#ffffff" loext:char-shading-value="0" style:font-weight-asian="bold" style:font-weight-complex="bold"/>
    </style:style>
    <style:style style:name="T167" style:family="text">
      <style:text-properties style:font-name="Liberation Serif" fo:font-weight="bold" officeooo:rsid="0032bb0a" fo:background-color="#ffffff" loext:char-shading-value="0" style:font-weight-asian="bold" style:font-weight-complex="bold"/>
    </style:style>
    <style:style style:name="T168" style:family="text">
      <style:text-properties style:font-name="Liberation Serif" fo:font-weight="bold" officeooo:rsid="00745e85" fo:background-color="#ffffff" loext:char-shading-value="0" style:font-weight-asian="bold" style:font-weight-complex="bold"/>
    </style:style>
    <style:style style:name="T169" style:family="text">
      <style:text-properties style:font-name="Liberation Serif" fo:font-weight="normal" fo:background-color="#ffffff" loext:char-shading-value="0" style:font-weight-asian="normal" style:font-weight-complex="normal"/>
    </style:style>
    <style:style style:name="T170" style:family="text">
      <style:text-properties style:font-name="Liberation Serif" fo:font-weight="normal" officeooo:rsid="0032bb0a" fo:background-color="#ffffff" loext:char-shading-value="0" style:font-weight-asian="normal" style:font-weight-complex="normal"/>
    </style:style>
    <style:style style:name="T171" style:family="text">
      <style:text-properties style:font-name="Liberation Serif" fo:font-weight="normal" officeooo:rsid="00662c46" fo:background-color="#ffffff" loext:char-shading-value="0" style:font-weight-asian="normal" style:font-weight-complex="normal"/>
    </style:style>
    <style:style style:name="T172" style:family="text">
      <style:text-properties style:font-name="Liberation Serif" fo:font-weight="normal" officeooo:rsid="00713ebf" fo:background-color="#ffffff" loext:char-shading-value="0" style:font-weight-asian="normal" style:font-weight-complex="normal"/>
    </style:style>
    <style:style style:name="T173" style:family="text">
      <style:text-properties style:font-name="Liberation Serif" fo:font-weight="normal" officeooo:rsid="00745e85" fo:background-color="#ffffff" loext:char-shading-value="0" style:font-weight-asian="normal" style:font-weight-complex="normal"/>
    </style:style>
    <style:style style:name="T174"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75"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76"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77"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78" style:family="text">
      <style:text-properties officeooo:rsid="0067d987"/>
    </style:style>
    <style:style style:name="T179" style:family="text">
      <style:text-properties officeooo:rsid="006e3e76"/>
    </style:style>
    <style:style style:name="T180" style:family="text">
      <style:text-properties officeooo:rsid="006e8b86"/>
    </style:style>
    <style:style style:name="T181" style:family="text">
      <style:text-properties officeooo:rsid="006fbe65"/>
    </style:style>
    <style:style style:name="T182" style:family="text">
      <style:text-properties officeooo:rsid="007c7e74"/>
    </style:style>
    <style:style style:name="T183" style:family="text">
      <style:text-properties officeooo:rsid="007e6b6d"/>
    </style:style>
    <style:style style:name="T184" style:family="text">
      <style:text-properties officeooo:rsid="007ea0b3"/>
    </style:style>
    <style:style style:name="T185" style:family="text">
      <style:text-properties officeooo:rsid="00803157"/>
    </style:style>
    <style:style style:name="T186" style:family="text">
      <style:text-properties officeooo:rsid="00803dc7"/>
    </style:style>
    <style:style style:name="T187" style:family="text">
      <style:text-properties fo:font-size="10pt" style:font-size-asian="10pt" style:font-size-complex="10pt"/>
    </style:style>
    <style:style style:name="T188" style:family="text">
      <style:text-properties fo:font-size="10pt" officeooo:rsid="00803dc7" style:font-size-asian="10pt" style:font-size-complex="10pt"/>
    </style:style>
    <style:style style:name="T189" style:family="text">
      <style:text-properties fo:font-size="10pt" officeooo:rsid="005b1584"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43">Torshavnsgatan 5, LGH 1102</text:span></text:p>
      <text:p text:style-name="P5"><text:tab/><text:tab/>SE-7<text:span text:style-name="T143">52 63</text:span> Uppsala</text:p>
      <text:p text:style-name="P5"><text:tab/><text:tab/>Sweden </text:p>
      <text:p text:style-name="P17"><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text:span text:style-name="T185">https://</text:span>robertborges.net</text:p>
      <text:p text:style-name="P8"/>
      <text:p text:style-name="P9">Up-to-date CV</text:p>
      <text:p text:style-name="P145">C<text:span text:style-name="T182">Vs</text:span> are living documents; get the most recent version of this <text:span text:style-name="T182">one</text:span> here:</text:p>
      <text:p text:style-name="P145"><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7">Research Interests</text:p>
      <text:p text:style-name="P144"><text:span text:style-name="T186">Linguistics </text:span><text:span text:style-name="T188">(specifically:</text:span><text:span text:style-name="T189"> </text:span><text:span text:style-name="T187">Multilingualism, Language Endangerment and Revitalization, Language description and Linguistic Typology, </text:span><text:span text:style-name="T188">Linguistic Anthropology)</text:span><text:span text:style-name="T186">,</text:span> <text:span text:style-name="T186">Digital Humanities </text:span><text:span text:style-name="T188">(infrastructures for </text:span><text:span text:style-name="T187">Data Collection, </text:span><text:span text:style-name="T188">Curation</text:span><text:span text:style-name="T187"> and Handling</text:span><text:span text:style-name="T188">)</text:span><text:span text:style-name="T186">, Multidisciplinary Research Practice</text:span></text:p>
      <text:p text:style-name="P12"/>
      <text:p text:style-name="P13">Education</text:p>
      <text:p text:style-name="P143">PhD – Linguistics<text:tab/>Radboud University Nijmegen (The Netherlands)</text:p>
      <text:p text:style-name="P82"><text:tab/>Dissertation: <text:span text:style-name="T9">The Life of Language: Dynamics of Language Contact in Suriname. </text:span><text:span text:style-name="T31">Utrecht: LOT Publications.</text:span></text:p>
      <text:p text:style-name="P10"><text:tab/>http://www.lotpublications.nl/Documents/348_fulltext.pdf</text:p>
      <text:p text:style-name="P11"><text:tab/>Defense Date: 2014•01•31</text:p>
      <text:p text:style-name="P159">MA – Linguistics<text:tab/>Leiden University (The Netherlands)</text:p>
      <text:p text:style-name="P15"><text:tab/>Thesis: <text:span text:style-name="T9">Prosodic features of Soninke of Gambia</text:span></text:p>
      <text:p text:style-name="P15"><text:span text:style-name="T9"><text:tab/></text:span><text:span text:style-name="T31">Graduation: 2009•01</text:span></text:p>
      <text:p text:style-name="P160">BA – Anthropology and African &amp; African American Studies (Double Major)</text:p>
      <text:p text:style-name="P16"><text:tab/>Rhode Island College (USA)</text:p>
      <text:p text:style-name="P16"><text:tab/>Graduation: 2006</text:p>
      <text:p text:style-name="P16"/>
      <text:p text:style-name="P165"><text:span text:style-name="T152">Emplo</text:span><text:span text:style-name="T153">y</text:span><text:span text:style-name="T152">ment</text:span></text:p>
      <text:p text:style-name="P153">2021–2023<text:tab/><text:span text:style-name="T183">[Current] </text:span>Research <text:span text:style-name="T183">Project PI [100%]</text:span></text:p>
      <text:p text:style-name="P148"><text:tab/>Institute of Slavic Studies, Polish Academy of Sciences (Poland) </text:p>
      <text:p text:style-name="P155">2023–<text:tab/>[Current] Research Assistant [20%]</text:p>
      <text:p text:style-name="P149"><text:tab/><text:span text:style-name="T183">Department of Statistics, Uppsala University</text:span></text:p>
      <text:p text:style-name="P154">2020–<text:span text:style-name="T156">2021</text:span><text:tab/>Teaching Adjunct <text:span text:style-name="T157">&amp; </text:span><text:span text:style-name="T183">P</text:span><text:span text:style-name="T157">roject </text:span><text:span text:style-name="T183">A</text:span><text:span text:style-name="T157">ssistant</text:span></text:p>
      <text:p text:style-name="P146"><text:tab/>Department of Linguistics and Philology. Uppsala University (Sweden)</text:p>
      <text:p text:style-name="P164">2020–<text:span text:style-name="T151">2021</text:span><text:tab/>Research Associate</text:p>
      <text:p text:style-name="P147"><text:tab/>Department of English and American Studies, Fr<text:span text:style-name="T148">i</text:span>edrich-Schiller University (Germany)</text:p>
      <text:p text:style-name="P163"/>
      <text:p text:style-name="P163"><text:soft-page-break/>2019–<text:span text:style-name="T139">2020</text:span><text:tab/>Project Assistant <text:span text:style-name="T138">(20%)</text:span></text:p>
      <text:p text:style-name="P158"><text:tab/><text:span text:style-name="T137">Department of Linguistics and Philology, Uppsala University (Sweden)</text:span></text:p>
      <text:p text:style-name="P161">2017–2019<text:tab/>Postdoctoral Researcher</text:p>
      <text:p text:style-name="P157"><text:tab/>The Hugo Valentin Centtre, Uppsala University (Sweden)</text:p>
      <text:p text:style-name="P161">2016–2017<text:tab/>Assistant Professor [adiunkt naukowy]</text:p>
      <text:p text:style-name="P16"><text:tab/>Wydzał „Artes Liberales”, University of Warsaw (Poland)</text:p>
      <text:p text:style-name="P162">2015<text:tab/>Temporary Lecturer</text:p>
      <text:p text:style-name="P77"><text:tab/>Department of Aesthetics and Communication, Aarhus University (Denmark)</text:p>
      <text:p text:style-name="P115">2015<text:tab/>Research Assistant</text:p>
      <text:p text:style-name="P78"><text:tab/>Max Planck Institute for the Science of Human History (Germany)</text:p>
      <text:p text:style-name="P142">2014<text:tab/>Research Assistant</text:p>
      <text:p text:style-name="P78"><text:tab/>Department of Aesthetics and Communication, Aarhus University (Denmark)</text:p>
      <text:p text:style-name="P115">2009–2014<text:tab/>Promovendus (PhD Student)</text:p>
      <text:p text:style-name="P79"><text:tab/>Department of Linguistics, Radboud University Nijmegen (The Netherlands)</text:p>
      <text:p text:style-name="P59"/>
      <text:p text:style-name="P58">Complete List of Publications</text:p>
      <text:p text:style-name="P57"><text:span text:style-name="T112">B</text:span><text:span text:style-name="T113">orges</text:span><text:span text:style-name="T114">, Robert and Margot van den Berg (to appear [202</text:span><text:span text:style-name="T115">3</text:span><text:span text:style-name="T114">],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27"><text:span text:style-name="T89">Skirgård, H., Haynie, H. J., Blasi, D. E., Hammarström, H., Collins, J., Latarche, J. J., </text:span><text:span text:style-name="T123">Lesage, J., Weber, T., Witzlack-Makarevich, A., Passmore, S., Chira, A., Maurits, L., Dinnage, R., Dunn, M., Reesink, G., Singer, R., Bowern, C., Epps, P. 23 , Hill, J., Vesakoski, O., Robbeets, M., Abbas, N. K., Auer, D., Bakker, N. A., Barbos, G., </text:span><text:span text:style-name="T124">Borges, R. D.</text:span><text:span text:style-name="T123">,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19"> </text:span><text:span text:style-name="T98">(to appear [2023], accepted)</text:span><text:span text:style-name="T90"> Grambank reveals the importance of historical constraints on linguistic diversity and highlights the impact of language loss.</text:span><text:span text:style-name="T122"> </text:span><text:span text:style-name="T121">Science Advances.</text:span><text:span text:style-name="T120"> </text:span><text:span text:style-name="T91">Preprint: https://osf.io/preprints/socarxiv/grh45/</text:span></text:p>
      <text:p text:style-name="P26"><text:span text:style-name="T86">G</text:span><text:span text:style-name="T88">ast, Volker and Robert</text:span><text:span text:style-name="T107"> Borges</text:span><text:span text:style-name="T88">. 2023. Nouns, Verbs and Other Parts of Speech in Translation and Interpreting: Evidence from English Speeches Made in the European Parliament and Their German Translations and Interpretations. </text:span><text:span text:style-name="T118">Languages </text:span><text:span text:style-name="T88">8(1):39. </text:span><text:span text:style-name="T76">https://doi.org/10.3390/languages8010039</text:span></text:p>
      <text:p text:style-name="P25"><text:span text:style-name="T106">Borges</text:span><text:span text:style-name="T86">, Robert. </text:span><text:span text:style-name="T87">2022. </text:span><text:span text:style-name="T86">Sourcing Data from Wikipedia for the Study of Language Contact: the csb wiki. Submitted to </text:span><text:span text:style-name="T117">Academic Journal of Modern Philology</text:span><text:span text:style-name="T86"> </text:span><text:span text:style-name="T96">(18)</text:span><text:span text:style-name="T97"> </text:span><text:span text:style-name="T96">7–22</text:span><text:span text:style-name="T86">.</text:span></text:p>
      <text:p text:style-name="P29"><text:soft-page-break/><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31"><text:span text:style-name="T47">Borges</text:span><text:span text:style-name="T129">, Robert.</text:span><text:span text:style-name="T128"> 2019. Rapid Automatized Picture Naming as a Proficiency Assessment for Endangered Language Co</text:span><text:span text:style-name="T130">n</text:span><text:span text:style-name="T128">texts: Results from Wilamowice.</text:span><text:span text:style-name="T129"> </text:span><text:span text:style-name="T25">Journal of Communication and Cultural Trends </text:span><text:span text:style-name="T36">1(1):1–25</text:span><text:span text:style-name="T25">.</text:span></text:p>
      <text:p text:style-name="P32">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33"><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4"><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5"><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33"><text:span text:style-name="T45">Borges</text:span><text:span text:style-name="T43">, Robert.</text:span> 2016.<text:tab/>Ritual Language Formation and African Retentions in Suriname. <text:span text:style-name="T9">OSO Tijdschrift Voor Surinamistiek</text:span> 35(1): 225–245.</text:p>
      <text:p text:style-name="P35"><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5">Olko, Justyna, Tomasz Wicherkiewicz, and <text:span text:style-name="T44">Robert Borges</text:span> (eds). 2016. <text:span text:style-name="T9">Integral Strategies for Language Revitalization</text:span>. Warsaw: University of Warsaw.</text:p>
      <text:p text:style-name="P52"><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33">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53">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33"><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33"><text:span text:style-name="T45">Borges</text:span><text:span text:style-name="T43">, Robert.</text:span> 2014. Particle Verbs in the Surinamese Creoles. <text:span text:style-name="T9">Journal of Germanic Linguistics</text:span> 26(3): 223–247.</text:p>
      <text:p text:style-name="P36"><text:soft-page-break/><text:span text:style-name="T44">Borges</text:span>, Robert. 2013. <text:span text:style-name="T9">The Life of Language: Dynamics of Language Contact in Suriname.</text:span> Utrecht: LOT Publications.</text:p>
      <text:p text:style-name="P49"><text:span text:style-name="T44">Borges</text:span>, Robert. 2013. Linguistic Archaeology, Kinship Terms, and Language Contact in Suriname. <text:span text:style-name="T9">Anthropological Linguistics </text:span>55(1): 1–35.</text:p>
      <text:p text:style-name="P55"><text:tab/><text:span text:style-name="T154">Popular-science</text:span></text:p>
      <text:p text:style-name="P30">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30"><text:span text:style-name="T31">Borges</text:span><text:span text:style-name="T37">, Robert. 2022. “Impressions of Aruba’s linguistic landscape.” robertborges.net/blog/aruba-linguistic-landscape/</text:span></text:p>
      <text:p text:style-name="P56"><text:span text:style-name="T82"><text:tab/></text:span><text:span text:style-name="T111">Upcoming publications</text:span></text:p>
      <text:p text:style-name="P24"><text:span text:style-name="T105">Borges</text:span><text:span text:style-name="T99">, Robert. [</text:span><text:span text:style-name="T103">under review</text:span><text:span text:style-name="T99">] MOREDAT: A Modular Remote Data-collection Toolkit for Linguistics </text:span><text:span text:style-name="T100">Research </text:span><text:span text:style-name="T99">+. </text:span><text:span text:style-name="T102">Submi</text:span><text:span text:style-name="T104">tted to</text:span><text:span text:style-name="T99"> </text:span><text:span text:style-name="T116">Language Documentation and Conservation </text:span><text:span text:style-name="T101">10 October 2022</text:span><text:span text:style-name="T116">.</text:span></text:p>
      <text:p text:style-name="P24"><text:span text:style-name="T105">Borges</text:span><text:span text:style-name="T99">, Robert. [</text:span><text:span text:style-name="T100">article </text:span><text:span text:style-name="T99">in prep] </text:span><text:span text:style-name="T100">Case and Gender in New Speaker Varieties of the Wymysorys Language: from idiosyncratic variation to language change. Submission envisioned for spring 2023.</text:span></text:p>
      <text:p text:style-name="P22"><text:span text:style-name="T44">Borges</text:span>, Robert &amp; Maciej Bandur. [<text:span text:style-name="T179">article </text:span>in prep.] Assessing Linguistic Entrenchment: When do “Learner Errors” become Language Change? (working title) <text:span text:style-name="T179">Submission envisioned for spring 2023.</text:span></text:p>
      <text:p text:style-name="P23">Bandur, Maciej &amp; Robert <text:span text:style-name="T44">Borges</text:span><text:span text:style-name="T54">. [article in prep] Rections in New Speaker Varieties of Kashubian. Submission envisioned for spring 2023.</text:span></text:p>
      <text:p text:style-name="P23"><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21"/>
      <text:p text:style-name="P28">Talks and Lectures</text:p>
      <text:p text:style-name="P19"><text:span text:style-name="T167">B</text:span><text:span text:style-name="T168">orges, Robert</text:span><text:span text:style-name="T173">. 2023-03. (abstract accepted). “Entrenchment and Conventionalization in Language Contact Scenarios”. Paper (to be) given at MuLAcq2023 </text:span><text:span text:style-name="T175">International Conference on Multilingualism and Language Acquisition</text:span><text:span text:style-name="T169">, University of Helsinki, </text:span><text:span text:style-name="T173">Finland</text:span></text:p>
      <text:p text:style-name="P20"><text:span text:style-name="T168">B</text:span><text:span text:style-name="T166">orges, Robert</text:span><text:span text:style-name="T169">. 2023-01. “Revisiting remote fieldwork: challenges and opportunities”. Paper given at the </text:span><text:span text:style-name="T175">Fieldwork in Anthropology and Linguistics (FAL) Workshop: Revisiting Research Practice. Uppsala University, Sweden.</text:span></text:p>
      <text:p text:style-name="P18"><text:span text:style-name="T170">G</text:span><text:span text:style-name="T169">ast, Volker &amp; Robert </text:span><text:span text:style-name="T166">Borges</text:span><text:span text:style-name="T169">. 2022-09. “A triangular translation corpus, and a case study of nominal compounds in English and German” Paper given at </text:span><text:span text:style-name="T175">Translation in Transition 6 </text:span><text:span text:style-name="T177">conference</text:span><text:span text:style-name="T169">, Charles University, Prague, Czech Republic.</text:span></text:p>
      <text:p text:style-name="P48"><text:span text:style-name="T167">Borges, Robert</text:span><text:span text:style-name="T170">. </text:span><text:span text:style-name="T171">2022-0</text:span><text:span text:style-name="T172">5</text:span><text:span text:style-name="T171">. </text:span><text:span text:style-name="T170">"</text:span><text:span text:style-name="T174">Sourcing Data from Wikipedia for the Study of Language Contact: the csbwiki”. Paper given at the </text:span><text:span text:style-name="T176">Beyond Language 2022 </text:span><text:span text:style-name="T174">International Conference (Online) Universities of Wrocław, Poznań, Kraków, Rome, and Bucharest.</text:span></text:p>
      <text:p text:style-name="P44"><text:soft-page-break/><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5"><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5"><text:span text:style-name="T46">Borges, Robert</text:span><text:span text:style-name="T59">. 2021-04. All About Fieldwork. Paper given at the Uppsala Språkvetarsällskap. Uppsala University, </text:span><text:span text:style-name="T60">Sweden</text:span><text:span text:style-name="T59">.</text:span></text:p>
      <text:p text:style-name="P45"><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5"><text:span text:style-name="T46">Borges</text:span><text:span text:style-name="T127">, Robert. 2019. </text:span><text:bookmark-start text:name="__DdeLink__1126_1196513484"/><text:span text:style-name="T127">Documenting Language Change: New Speakers, “Language Activism” and Multilingual Practice in Wymysoü and Kaszëbë.</text:span><text:bookmark-end text:name="__DdeLink__1126_1196513484"/><text:span text:style-name="T127">Paper given at the Uppsala Language Documentation Group’s </text:span><text:span text:style-name="T19">Workshop on language documentation: multilingual settings and technological advances,</text:span><text:span text:style-name="T127"> Uppsala University, </text:span><text:span text:style-name="T165">Sweden</text:span><text:span text:style-name="T127">.</text:span></text:p>
      <text:p text:style-name="P37"><text:span text:style-name="T46">Borges</text:span><text:span text:style-name="T127">, Robert and Margot van den Berg. 2019. </text:span><text:bookmark-start text:name="__DdeLink__1124_1196513484"/><text:span text:style-name="T127">Automating Corpus Construction for Documentation of Regional Varieties and Multilingual Praxis: Surinamese Dutch in the Parliament. </text:span><text:bookmark-end text:name="__DdeLink__1124_1196513484"/><text:span text:style-name="T127">Paper given at the </text:span><text:bookmark-start text:name="__DdeLink__1121_1196513484"/><text:span text:style-name="T127">Uppsala Language Documentation Group’s </text:span><text:span text:style-name="T19">Workshop on language documentation: multilingual settings and technological advances,</text:span><text:span text:style-name="T127"> Uppsala University, </text:span><text:span text:style-name="T165">Sweden</text:span><text:span text:style-name="T127">.</text:span><text:bookmark-end text:name="__DdeLink__1121_1196513484"/></text:p>
      <text:p text:style-name="P46"><text:span text:style-name="T46">Borges</text:span><text:span text:style-name="T127">, Robert. 2019.</text:span><text:span text:style-name="T132">Fieldwork in Kaszëbë: documenting developments in Kashubian via young speakers. </text:span><text:span text:style-name="T133">Paper given at the Uppsala Language Documentation Group’s </text:span><text:span text:style-name="T135">working papers in langauge documentation</text:span><text:span text:style-name="T133"> lecture series, Uppsala University, </text:span><text:span text:style-name="T134">Sweden</text:span><text:span text:style-name="T133">.</text:span></text:p>
      <text:p text:style-name="P47"><text:span text:style-name="T44">Borges</text:span>, <text:span text:style-name="T131">Robert</text:span> <text:span text:style-name="T131">and Margot van den </text:span>Berg. <text:span text:style-name="T131">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31"> summer meeting, University of Lisbon, </text:span><text:span text:style-name="T165">Portugal</text:span><text:span text:style-name="T131">.</text:span></text:p>
      <text:p text:style-name="P38"><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26">g</text:span>uistics and Philology, <text:span text:style-name="T165">Sweden</text:span>.</text:p>
      <text:p text:style-name="P39"><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65">Sweden</text:span>.</text:p>
      <text:p text:style-name="P39"><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26">g</text:span>uistics and Philology, <text:span text:style-name="T165">Sweden</text:span>.</text:p>
      <text:p text:style-name="P39"><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65">Poland</text:span>.</text:p>
      <text:p text:style-name="P39"><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65">Sweden</text:span>.</text:p>
      <text:p text:style-name="P39"><text:soft-page-break/><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65">Sweden</text:span>.</text:p>
      <text:p text:style-name="P39"><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65">Sweden</text:span>.</text:p>
      <text:p text:style-name="P39"><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65">Poland.</text:span></text:p>
      <text:p text:style-name="P39"><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65">Poland</text:span></text:p>
      <text:p text:style-name="P50"><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65">USA</text:span>.</text:p>
      <text:p text:style-name="P40"><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65">USA</text:span>.</text:p>
      <text:p text:style-name="P40">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65">Poland</text:span>.</text:p>
      <text:p text:style-name="P41"><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41"><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65">Poland</text:span>].</text:p>
      <text:p text:style-name="P41"><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65">UK</text:span>.</text:p>
      <text:p text:style-name="P51">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65">Poland</text:span>.</text:p>
      <text:p text:style-name="P42">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65">Poland.</text:span></text:p>
      <text:p text:style-name="P39"><text:span text:style-name="T44">Borges</text:span>, Robert. 2015. Songhay Languages: A Post-Creole Language Family? <text:span text:style-name="T22">Creolistics X</text:span><text:span text:style-name="T33">,</text:span> Aarhus University, Department of Aesthetics and Communication, <text:span text:style-name="T165">Denmark</text:span>.</text:p>
      <text:p text:style-name="P39"><text:soft-page-break/><text:span text:style-name="T44">Borges</text:span>, Robert. 2015. Songhay Languages: A Post-Creole Language Family or a Genetic Explanation? <text:span text:style-name="T50">Guest lecture at</text:span> Max Planck Institute for Psycholinguistics, Nijmegen, Netherlands.</text:p>
      <text:p text:style-name="P39"><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65">Austria</text:span>.</text:p>
      <text:p text:style-name="P39"><text:span text:style-name="T44">Borges</text:span>, Robert. 2014. Ritual Language Formation and African Retentions in Suriname: The Case of Kumanti. <text:span text:style-name="T22">Languages in Contact Conference</text:span> . Higher School of Philology in Wrocław, Poland.</text:p>
      <text:p text:style-name="P39"><text:span text:style-name="T44">Borges</text:span>, Robert. 2014. Kumanti in Contact: Creation of a Ritual Vernacular. <text:span text:style-name="T50">Guest lecture at</text:span> CNRS Paris, <text:span text:style-name="T165">France</text:span>.</text:p>
      <text:p text:style-name="P39"><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9"><text:span text:style-name="T44">Borges</text:span>, Robert. 2014. Creolization and Language Contact in Suriname. <text:span text:style-name="T50">Special guest lecture at</text:span> Higher School of Philology in Wrocław, Poland.</text:p>
      <text:p text:style-name="P39"><text:span text:style-name="T44">Borges</text:span>, Robert. 2013. Creoles and beyond: Agents and Directionality in the Surinamese Contact Setting. <text:span text:style-name="T22">Workshop on Creole Linguistics,</text:span> Raadboud University Nijmegen, Department of Linguistics, <text:span text:style-name="T165">Netherlands</text:span>.</text:p>
      <text:p text:style-name="P39"><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65">Denmark</text:span>.</text:p>
      <text:p text:style-name="P39"><text:span text:style-name="T44">Borges</text:span>, Robert. 2012. The Dutch Influence on Suriname’s Creole Languages. <text:span text:style-name="T22">Conference on overseas Dutch</text:span><text:span text:style-name="T33">,</text:span> Free University of Brussels, <text:span text:style-name="T165">Belgium</text:span>.</text:p>
      <text:p text:style-name="P39"><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65">Netherlands</text:span> [hosted by Radboud University Nijmegen, Departme<text:span text:style-name="T165">n</text:span>t of Linguistics].</text:p>
      <text:p text:style-name="P39"><text:span text:style-name="T44">Borges</text:span>, Robert. 2012. Kumanti: A Ritual / Spirit Language among Suriname’s Ndyuka Maroons. <text:span text:style-name="T22">Secret and Ritual Languages Workshop,</text:span> Koninklijke Nederlandse Akademie <text:span text:style-name="T126">v</text:span>an Wetenschappen [Dutch Royal Institude of Science] Amsterdam, <text:span text:style-name="T165">Netherlands</text:span>.</text:p>
      <text:p text:style-name="P39"><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65">Netherlands</text:span>.</text:p>
      <text:p text:style-name="P39"><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65">Netherlands</text:span>.</text:p>
      <text:p text:style-name="P39"><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9"><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65">Netherlands</text:span>.</text:p>
      <text:p text:style-name="P43"><text:soft-page-break/><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65">Netherlands</text:span>.</text:p>
      <text:p text:style-name="P39"><text:span text:style-name="T44">Borges</text:span>, Robert. 2010. Working with a Ritual Language: Kumanti. <text:span text:style-name="T21">Kréyòl: graduate student workshop on creole linguistics</text:span><text:span text:style-name="T32">,</text:span> Groesbeek, N<text:span text:style-name="T165">etherlands</text:span> [organized by Radboud University Nijmegen, Department of Linguistics.</text:p>
      <text:p text:style-name="P39"><text:span text:style-name="T44">Borges</text:span>, Robert. 2009. Kinship Semantics and Linguistic Archaeology: Digging for Traces of Contact in Suriname. <text:span text:style-name="T10">The Amazon Fringe workshop</text:span><text:span text:style-name="T32">,</text:span> Berg en Daal, N<text:span text:style-name="T165">etherlands</text:span> [organized by Radboud University Nijmegen, Department of Linguistics].</text:p>
      <text:p text:style-name="P39"><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65">Netherlands</text:span>.</text:p>
      <text:p text:style-name="P54"><text:span text:style-name="T44">Borges</text:span>, Robert. 2008 The Songhay Problem: Contact or Misclassification? <text:span text:style-name="T17">Friday Lecture Series in Linguistics,</text:span> Leiden University Centre for Linguistics, <text:span text:style-name="T165">Netherlands</text:span><text:span text:style-name="T49">.</text:span></text:p>
      <text:p text:style-name="P14"/>
      <text:p text:style-name="P123">Teaching Experience</text:p>
      <text:p text:style-name="P80">Course<text:tab/>Semantics and Pragmatics (BA level)</text:p>
      <text:p text:style-name="P133"><text:span text:style-name="T151"><text:tab/></text:span>Department of Linguistics and Philology, Uppsala University</text:p>
      <text:p text:style-name="P129"><text:tab/><text:span text:style-name="T151">Spring 2021</text:span></text:p>
      <text:p text:style-name="P86">Course<text:tab/>RM1 State-of-the-art Methods in Sociolinguistics (MA and PhD level)</text:p>
      <text:p text:style-name="P64"><text:tab/>Landelijk Onderzoekschool Taalwetenschap (Dutch Graduate School in Linguistics), co-taught with Margot van den Berg</text:p>
      <text:p text:style-name="P64"><text:tab/>Winter 2021</text:p>
      <text:p text:style-name="P86">Course<text:tab/>Introduction to Linguistics (two sections at BA level)</text:p>
      <text:p text:style-name="P150"><text:span text:style-name="T144"><text:tab/></text:span>Department of English and American Studies, Fr<text:span text:style-name="T148">ie</text:span>drich-Schiller University</text:p>
      <text:p text:style-name="P151"><text:tab/>Autumn 2020</text:p>
      <text:p text:style-name="P86">Course<text:tab/>Functional Grammar II (BA level with 1 PhD student)</text:p>
      <text:p text:style-name="P132"><text:tab/>Department of Linguistics and Philology, Uppsala University</text:p>
      <text:p text:style-name="P127"><text:tab/><text:span text:style-name="T144">Autumn 2020</text:span></text:p>
      <text:p text:style-name="P152">Course (Planned)<text:span text:style-name="T159"><text:tab/></text:span><text:span text:style-name="T146">Linguistic fieldwork: Data collection and data handling (BA level, graduate students and community stakeholders)</text:span></text:p>
      <text:p text:style-name="P131"><text:span text:style-name="T160"><text:tab/></text:span>CNRS-IKER Basque Summer Tutorial on Language Documentation</text:p>
      <text:p text:style-name="P76"><text:span text:style-name="T161"><text:tab/></text:span><text:span text:style-name="T158">Summer 2020 </text:span><text:span text:style-name="T77">(</text:span><text:span text:style-name="T78">postponed </text:span><text:span text:style-name="T158">to Summer 2021</text:span><text:span text:style-name="T78"> </text:span><text:span text:style-name="T85">postponed </text:span><text:span text:style-name="T79">indefinitely </text:span><text:span text:style-name="T78">due to C</text:span><text:span text:style-name="T93">OVID-19</text:span><text:span text:style-name="T77">)</text:span></text:p>
      <text:p text:style-name="P87">Course<text:tab/>Language, Culture, and Thought (Språk, Kultur och Tanke)<text:span text:style-name="T144">, BA level</text:span></text:p>
      <text:p text:style-name="P64"><text:tab/><text:span text:style-name="T145">Department of Linguistics and Philology, Uppsala University</text:span></text:p>
      <text:p text:style-name="P127"><text:tab/>Spring <text:span text:style-name="T144">2020</text:span></text:p>
      <text:p text:style-name="P135">Course<text:tab/>Introduction to Corpus Linguistics (BA, MA level)</text:p>
      <text:p text:style-name="P150"><text:span text:style-name="T144"><text:tab/></text:span>Department of English and American Studies, Fr<text:span text:style-name="T148">i</text:span>edrich-Schiller University</text:p>
      <text:p text:style-name="P151"><text:tab/>Spring 2020</text:p>
      <text:p text:style-name="P156"><text:soft-page-break/>Course<text:tab/>"English Grammar" – describing varieties of English in typological perspective (BA level)</text:p>
      <text:p text:style-name="P150"><text:span text:style-name="T144"><text:tab/></text:span>Department of English and American Studies, Fr<text:span text:style-name="T148">i</text:span>edrich-Schiller University</text:p>
      <text:p text:style-name="P151"><text:tab/>(Spring 2020)</text:p>
      <text:p text:style-name="P88">Course<text:tab/><text:span text:style-name="T9">Current Trends in Linguistics — Language Contact: Endangerment, Revitalization, and New Speakers</text:span> (BA and MA level)</text:p>
      <text:p text:style-name="P126"><text:tab/>Department of Linguistics and Philology, Uppsala University</text:p>
      <text:p text:style-name="P126"><text:tab/>Spring 2019</text:p>
      <text:p text:style-name="P90">Lecture<text:tab/><text:span text:style-name="T9">Structural Changes in Three Unrelated Cases: Maroon Creoles, Nahuatl, and Wymysorys</text:span></text:p>
      <text:p text:style-name="P60"><text:tab/>Course: Flerspråkighet och språkkontakt i svenskt och internaionellt perspektiv [Multilingualism and language contact in Swedish and international perspective] (BA level), Hugo Valentin Centre, Uppsala University, 2018, 2019</text:p>
      <text:p text:style-name="P90">Lecture<text:tab/><text:span text:style-name="T9">Language Revitalization: The case of Wymysorys</text:span></text:p>
      <text:p text:style-name="P60"><text:tab/>Course: Flerspråkighet och språkkontakt i svenskt och internaionellt perspektiv [Multilingualism and language contact in Swedish and international perspective] (BA level), Hugo Valentin Centre, Uppsala University, 2018, 2019</text:p>
      <text:p text:style-name="P89">Course<text:tab/><text:span text:style-name="T9">Current Trends in Linguistics — Language Contact: Endangerment, Revitalization, and New Speakers</text:span> (BA and MA level)</text:p>
      <text:p text:style-name="P128"><text:tab/>Department of Linguistics and Philology, Uppsala University</text:p>
      <text:p text:style-name="P128"><text:tab/>Spring 201<text:span text:style-name="T149">8</text:span></text:p>
      <text:p text:style-name="P90">Lecture<text:tab/><text:span text:style-name="T9">What is Sociolinguistics?</text:span></text:p>
      <text:p text:style-name="P60"><text:tab/>Course: Postgraduate Seminar (postgraduate seminar), Institute of Slavic Studies, Polish Academy of Science Warsaw, 2018</text:p>
      <text:p text:style-name="P90">Lecture<text:tab/><text:span text:style-name="T9">Fieldwork in Sociolinguistics</text:span></text:p>
      <text:p text:style-name="P60"><text:tab/>Course: Språket, individen och samhället [Language, individual and society] (BA level), Department of Linguistics and Philology, <text:span text:style-name="T65">Uppsala University, 2018</text:span></text:p>
      <text:p text:style-name="P90">Lecture<text:tab/><text:span text:style-name="T9">A Survey of the Coppename Kwinti; code-mixing, language variation, and/or language shift</text:span></text:p>
      <text:p text:style-name="P60"><text:tab/>Course: Toward a World of Cultural Abundance: Reaching Globally to Revitalize Endangered Languages (BA level), Wydział „Artes Liberales”, University of Warsaw, Spring 2016</text:p>
      <text:p text:style-name="P136">Course<text:tab/><text:span text:style-name="T9">Contact Linguistics</text:span> (postgraduate level)</text:p>
      <text:p text:style-name="P130"><text:tab/>Wydział „Artes Liberales”, University of Warsaw</text:p>
      <text:p text:style-name="P130"><text:tab/>S<text:span text:style-name="T150">ummer</text:span> 2015</text:p>
      <text:p text:style-name="P137">Course<text:tab/><text:span text:style-name="T9">Language, Culture, Society</text:span> (BA level)</text:p>
      <text:p text:style-name="P126"><text:tab/>Department of Aesthetics and Communication, Aarhus University</text:p>
      <text:p text:style-name="P126"><text:tab/>Spring 2015</text:p>
      <text:p text:style-name="P137">Course<text:tab/><text:span text:style-name="T9">Contact Linguistics</text:span> (MA level research workshop)</text:p>
      <text:p text:style-name="P126"><text:tab/>Department of Aesthetics and Communication, Aarhus University</text:p>
      <text:p text:style-name="P126"><text:soft-page-break/><text:tab/>Spring 2015</text:p>
      <text:p text:style-name="P137">Lecture<text:tab/><text:span text:style-name="T9">Anthropological Linguistics: Perspectives on Kinship Systems</text:span></text:p>
      <text:p text:style-name="P75"><text:tab/>Course: taal en cultuur [language and culture] (BA level), Department of Linguistics, Radboud University Nijmegen, 2012</text:p>
      <text:p text:style-name="P137">Lecture<text:tab/><text:span text:style-name="T9">Language Maintenance and Death: the Case of Kwinti</text:span></text:p>
      <text:p text:style-name="P61"><text:tab/>Course: taal en cultuur [language and culture] (BA level), Department of Linguistics, Radboud University Nijmegen, 2011</text:p>
      <text:p text:style-name="P112">Lecture<text:tab/>Fieldwork in Suriname: Practicalities, Challenges, and Language Contact</text:p>
      <text:p text:style-name="P61"><text:tab/>Course: <text:span text:style-name="T64">Introduction to Linguistics</text:span> (BA level), Department of Linguistics, Radboud University Nijmegen, 201<text:span text:style-name="T64">1</text:span></text:p>
      <text:p text:style-name="P124"><text:span text:style-name="T151">Research </text:span>Grants</text:p>
      <text:p text:style-name="P80">Recipient<text:tab/><text:span text:style-name="T9">New Speakers of Minority Languages: proficiency, variation, and change</text:span></text:p>
      <text:p text:style-name="P65"><text:span text:style-name="T9"><text:tab/></text:span>Research grant from Polish National Science <text:span text:style-name="T164">Centre</text:span><text:span text:style-name="T9">, </text:span>"POLS" funding instrument. Dec. nr. DEC-2020/37/K/HS2/02779, 2020 in the amount of €191,077 | PLN839,040.</text:p>
      <text:p text:style-name="P91">Recipient<text:tab/>Short research exchange for the purpose of collaborative research relating to endangered, minority language activism in Europe</text:p>
      <text:p text:style-name="P67"><text:tab/>Vitterhetsakademien (nomination)—Polish Academy of Science, Institute of Slavic Studies (destination), 2018 (ca. SEK15000)</text:p>
      <text:p text:style-name="P91">Contributing author<text:tab/><text:span text:style-name="T9">Language as a cure</text:span></text:p>
      <text:p text:style-name="P91"><text:span text:style-name="T9"><text:tab/></text:span>Funded by Polish Science Foundation, TEAM competition 2016. Administered by Wydział „Artes Liberales” University of Warsaw (PLN 3,499,295)</text:p>
      <text:p text:style-name="P91">Contributing author<text:tab/><text:span text:style-name="T9">Collaborative Research, Community Engagement, and Innovative Educational Tools</text:span></text:p>
      <text:p text:style-name="P68"><text:tab/>Funded by EU Horizon 2020, RISE call 2017, <text:s/>Administered by Wydział „Artes Liberales” University of Warsaw <text:span text:style-name="T66">(€1,579,500)</text:span></text:p>
      <text:p text:style-name="P92">Recipient<text:tab/>Documenting Kumanti: an endangered ritual language spoken among Surinamese Maroons</text:p>
      <text:p text:style-name="P62"><text:tab/>Fund for Endangered Languages, 2010 (USD 750)</text:p>
      <text:p text:style-name="P62"/>
      <text:p text:style-name="P73"><text:span text:style-name="T110">Research-related</text:span><text:span text:style-name="T109"> technology (pre)</text:span><text:span text:style-name="T108">r</text:span><text:span text:style-name="T109">eleases</text:span></text:p>
      <text:p text:style-name="P84">NWymC — Corpus of New Wymysorys</text:p>
      <text:p text:style-name="P85"><text:span text:style-name="T83"><text:tab/>This is a corpus infrastructure for storage and management of Wymysorys textual data. It has basic search and dump functionalities for </text:span><text:span text:style-name="T94">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95">Production bugs are being addressed and it is</text:span><text:span text:style-name="T83"> envisioned </text:span><text:span text:style-name="T84">that the corpus will be populated with an initial round of texts in</text:span><text:span text:style-name="T83"> site in </text:span><text:span text:style-name="T84">early </text:span><text:span text:style-name="T83">202</text:span><text:span text:style-name="T92">3</text:span><text:span text:style-name="T83">.</text:span></text:p>
      <text:p text:style-name="P83"><text:soft-page-break/>MoReDaT <text:span text:style-name="T163">— </text:span>Modular Remote Data Collection Toolkit</text:p>
      <text:p text:style-name="P72"><text:tab/>A set of Django templates for unsupervised, remote spoken-language data collection. https://github.com/BobBorges/moredat</text:p>
      <text:p text:style-name="P122"><text:span text:style-name="T79">O</text:span><text:span text:style-name="T76">pen Ancestry Web</text:span></text:p>
      <text:p text:style-name="P93"><text:tab/>A Django template for private genealogy collaboration. Open source release <text:span text:style-name="T178">sometime </text:span>in 2022/<text:span text:style-name="T180">2023</text:span>.</text:p>
      <text:p text:style-name="P121">RASPARQ</text:p>
      <text:p text:style-name="P111"><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20">E_Karttunen</text:p>
      <text:p text:style-name="P94"><text:tab/><text:bookmark-start text:name="__DdeLink__1138_1196513484"/>This is a GUI application for F. Karttunen's 1992 <text:span text:style-name="T9">Analytical Dictionary of Nahuatl</text:span><text:bookmark-end text:name="__DdeLink__1138_1196513484"/></text:p>
      <text:p text:style-name="P71"><text:tab/><text:bookmark-start text:name="__DdeLink__1136_1196513484"/>https://github.com/BobBorges/E_Karttunen<text:bookmark-end text:name="__DdeLink__1136_1196513484"/></text:p>
      <text:p text:style-name="P117">ELAN-Floyd merge</text:p>
      <text:p text:style-name="P95"><text:tab/><text:bookmark-start text:name="__DdeLink__1143_1196513484"/>This is a Python program to perform end-to-end merge two or more Elan projects with identical tier structure.<text:bookmark-end text:name="__DdeLink__1143_1196513484"/></text:p>
      <text:p text:style-name="P66"><text:tab/><text:bookmark-start text:name="__DdeLink__1140_1196513484"/>https://github.com/BobBorges/ELAN_floyd-merge<text:bookmark-end text:name="__DdeLink__1140_1196513484"/></text:p>
      <text:p text:style-name="P119">Europarl Speech Recognition pipe</text:p>
      <text:p text:style-name="P94"><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42"> with time-aligned utterance chunks</text:span>, <text:span text:style-name="T142">SR </text:span>confidence score<text:span text:style-name="T142"> per chunk</text:span>, and 'is translation' bool<text:span text:style-name="T142"> per chunk</text:span>.<text:bookmark-end text:name="__DdeLink__1145_1196513484"/></text:p>
      <text:p text:style-name="P71"><text:tab/>https://github.com/BobBorges/Europarl_sr-pipe (private repo, <text:span text:style-name="T178">but the corpus as a resource will be made available following a short description to be published in 2022 or early 2023</text:span>)</text:p>
      <text:p text:style-name="P117">Nahuatl NLP</text:p>
      <text:p text:style-name="P95"><text:tab/><text:span text:style-name="T141">Beta version. </text:span><text:bookmark-start text:name="__DdeLink__1155_1196513484"/>Python module for analysis <text:span text:style-name="T141">of Nahuatl textual data. Tokenize, parse morphology, gloss, POS-tag.</text:span><text:bookmark-end text:name="__DdeLink__1155_1196513484"/></text:p>
      <text:p text:style-name="P71"><text:tab/>https://github.com/BobBorges/Nahuatl_NLP (private repo)</text:p>
      <text:p text:style-name="P118">Speech Recognition pipe</text:p>
      <text:p text:style-name="P96"><text:tab/><text:bookmark-start text:name="__DdeLink__1158_1196513484"/>This is a set of programs (Bash and Python) that will (a) chunk by utterance, and (b) speech recognize chunks of a media file given a specified language. The output is populated into a time aligned (by chunk) Elan (.eaf) file.<text:bookmark-end text:name="__DdeLink__1158_1196513484"/></text:p>
      <text:p text:style-name="P70"><text:tab/>https://github.com/BobBorges/SR_pipe (private repo)</text:p>
      <text:p text:style-name="P117"><text:soft-page-break/>Short wav to Elan</text:p>
      <text:p text:style-name="P95"><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74"><text:span text:style-name="T81"><text:tab/></text:span><text:bookmark-start text:name="__DdeLink__1160_1196513484"/><text:span text:style-name="T81">https://github.com/BobBorges/Short-wav_to_elan</text:span><text:bookmark-end text:name="__DdeLink__1160_1196513484"/></text:p>
      <text:p text:style-name="P116">Wymysorys Pro Keyboard layout for Linux</text:p>
      <text:p text:style-name="P97"><text:tab/><text:bookmark-start text:name="__DdeLink__1174_1196513484"/>This is a Linux-friendly keyboard layout for writing in the Wymysorys <text:span text:style-name="T140">language</text:span><text:bookmark-end text:name="__DdeLink__1174_1196513484"/></text:p>
      <text:p text:style-name="P66"><text:tab/><text:bookmark-start text:name="__DdeLink__1172_1196513484"/>https://github.com/BobBorges/Wymysorys_pro_KB<text:bookmark-end text:name="__DdeLink__1172_1196513484"/></text:p>
      <text:p text:style-name="P116">Wymysorys Pro Keyboard layout for MacOS</text:p>
      <text:p text:style-name="P97"><text:tab/>This is a MacOS-friendly keyboard layout for writing in the Wymysorys language</text:p>
      <text:p text:style-name="P69"><text:tab/>https://github.com/BobBorges/Wymysorys_Pro_KB-macOS</text:p>
      <text:p text:style-name="P62"/>
      <text:p text:style-name="P123">Ancillary Activities</text:p>
      <text:p text:style-name="P81">Thesis re-review<text:tab/>Evaluation of a PhD dissertation that required major revisions in after the first submission. 2021.</text:p>
      <text:p text:style-name="P106">Peer Review<text:tab/>Review of submission <text:span text:style-name="T162">to </text:span><text:span text:style-name="T20">Language Documentation and Conservation</text:span><text:span text:style-name="T162">. 2021</text:span></text:p>
      <text:p text:style-name="P107">Thesis committee<text:tab/>Participation in the thesis committee for two submitted doctoral dissertations in linguistics from the University of Management and Technology, Lahore, Pakistan. Submissions received early 2020</text:p>
      <text:p text:style-name="P108">Event organization<text:tab/><text:bookmark-start text:name="__DdeLink__1094_1196513484"/><text:span text:style-name="T136">Uppsala Language Documentation Group Workshop on language documentation: multilingual settings and technological advances</text:span><text:bookmark-end text:name="__DdeLink__1094_1196513484"/><text:span text:style-name="T136">, 2019</text:span></text:p>
      <text:p text:style-name="P98">Peer review<text:tab/>J<text:span text:style-name="T9">ournal of Communication and Cross Cultural Trends</text:span>, article submission, 2019</text:p>
      <text:p text:style-name="P99">Event organization<text:tab/><text:span text:style-name="T9">Combating Language Endangerment and Death</text:span>, <text:span text:style-name="T69">Hugo Valentin Open Lecture Series. Hugo Valentin Centre, Uppsala University. 2018</text:span></text:p>
      <text:p text:style-name="P98">Peer review<text:tab/>Nederlandse Organizatie voor Wetenschappelijk Onderzoek [Dutch organization for scientific research], project application 2018</text:p>
      <text:p text:style-name="P98">Peer review<text:span text:style-name="T9"><text:tab/>Adeptus</text:span>, article submission, 2018</text:p>
      <text:p text:style-name="P100">Peer review<text:tab/>Edited volume on Surinamese Creole Linguistics (title is a secret, eds. Enoch Aboh, Norval Smith &amp; Tonjes Veenstra), chapter, 2018</text:p>
      <text:p text:style-name="P102">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100">Peer review<text:tab/><text:span text:style-name="T9">Poznań Studies in Contemporary Linguistics</text:span>, chapter submission, 2017</text:p>
      <text:p text:style-name="P103"><text:soft-page-break/>Event organization<text:tab/><text:span text:style-name="T15">Applicability of results of research on language and culture, and the models of practical applications: understanding societal and cultural challenges</text:span><text:span text:style-name="T69">, workshop within the framework of the Engaged Humanities in Europe project, Wydział „Artes Liberales”, University of Warsaw, 201</text:span>6</text:p>
      <text:p text:style-name="P103">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103">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4">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9">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10">Peer review<text:tab/><text:span text:style-name="T9">Creolistics XI</text:span> (University of Giessen), 15 abstracts, 2016</text:p>
      <text:p text:style-name="P101"><text:span text:style-name="T71">Peer review<text:tab/>Prace Komisji Nauk Filologicznych Oddzału Polskiej Akaedmii Nauk we Wrocławiu [Polish </text:span>Academy of Science, Wroclaw Philological Branch], two chapter submissions, 2015</text:p>
      <text:p text:style-name="P99">Editorial work<text:tab/><text:span text:style-name="T9">Surviving the Middle Passage, </text:span>all chapters, 2014</text:p>
      <text:p text:style-name="P105">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9">Editorial work<text:tab/>Brill publishers, two chapter submissions, 2011</text:p>
      <text:p text:style-name="P105">Event organization<text:tab/>Kréyòl: graduate seminar on pidgin and creole linguistics. Groesbeek (the Netherlands), 2010</text:p>
      <text:p text:style-name="P99">Student assistant<text:tab/><text:span text:style-name="T9">Journal of African Languages and Linguistics</text:span>, 2008</text:p>
      <text:p text:style-name="P63"/>
      <text:p text:style-name="P123">Language Skills</text:p>
      <text:p text:style-name="P134">English<text:tab/>Mother Tongue</text:p>
      <text:p text:style-name="P138"><text:span text:style-name="T181">(Kitchen) </text:span>Polish<text:tab/>Home Language</text:p>
      <text:p text:style-name="P138">Dutch<text:tab/>Completed B2 level <text:span text:style-name="T181">in the Netherlands </text:span><text:span text:style-name="T184">(circa 2010)</text:span></text:p>
      <text:p text:style-name="P138">Ndyuka / Sranan<text:tab/>Conversational competence</text:p>
      <text:p text:style-name="P138">Beginner course<text:tab/><text:span text:style-name="T125">Arabic, Nahuatl, </text:span><text:span text:style-name="T157">Ukrainian, </text:span><text:span text:style-name="T178">Wymysorys</text:span></text:p>
      <text:p text:style-name="P113">Reading knowledge<text:span text:style-name="T147"><text:tab/></text:span>Cape Verdean Cr<text:span text:style-name="T68">eole</text:span>, French, Papiamento/<text:span text:style-name="T157">u</text:span>, Portuguese, Spani<text:span text:style-name="T157">sh, </text:span><text:span text:style-name="T178">Swedish</text:span></text:p>
      <text:p text:style-name="P125"><text:soft-page-break/>Technical skills</text:p>
      <text:p text:style-name="P134">Operating systems<text:tab/>*<text:span text:style-name="T184">nix</text:span></text:p>
      <text:p text:style-name="P140">Virtualization<text:tab/>Virtual Box</text:p>
      <text:p text:style-name="P138">Office productivity<text:tab/>Acrobat, Latex, *<text:span text:style-name="T184">Office</text:span></text:p>
      <text:p text:style-name="P139">Database<text:tab/><text:span text:style-name="T127">XML, JSON, </text:span>Filemaker, <text:span text:style-name="T127">MySQL</text:span></text:p>
      <text:p text:style-name="P138">Programming<text:tab/>Python, <text:span text:style-name="T127">Bash, R, </text:span>HTML-CSS-JavaScript</text:p>
      <text:p text:style-name="P114"><text:span text:style-name="T127">Analytical</text:span><text:tab/>ELAN, FleX, Praat, SplitsTree, <text:span text:style-name="T67">QDA Miner, TAMS analyzer, AtlasTI</text:span></text:p>
      <text:p text:style-name="P141">Audio<text:span text:style-name="T147"><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2-07T14:25:15.081996388</dc:date>
    <meta:editing-duration>PT8H52M45S</meta:editing-duration>
    <meta:editing-cycles>59</meta:editing-cycles>
    <meta:generator>LibreOffice/6.4.7.2$Linux_X86_64 LibreOffice_project/40$Build-2</meta:generator>
    <meta:print-date>2019-03-25T15:48:06.297201192</meta:print-date>
    <meta:document-statistic meta:table-count="0" meta:image-count="0" meta:object-count="0" meta:page-count="14" meta:paragraph-count="271" meta:word-count="4289" meta:character-count="32523" meta:non-whitespace-character-count="28425"/>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